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210" officeooo:paragraph-rsid="00010210"/>
    </style:style>
    <style:style style:name="P2" style:family="paragraph" style:parent-style-name="Standard">
      <style:text-properties officeooo:rsid="0001e4b5" officeooo:paragraph-rsid="0001e4b5"/>
    </style:style>
    <style:style style:name="P3" style:family="paragraph" style:parent-style-name="Standard">
      <style:text-properties fo:font-weight="bold" officeooo:rsid="0001e4b5" officeooo:paragraph-rsid="0001e4b5" style:font-weight-asian="bold" style:font-weight-complex="bold"/>
    </style:style>
    <style:style style:name="P4" style:family="paragraph" style:parent-style-name="Standard">
      <style:text-properties fo:font-weight="bold" officeooo:rsid="0003759c" officeooo:paragraph-rsid="0003759c" style:font-weight-asian="bold" style:font-weight-complex="bold"/>
    </style:style>
    <style:style style:name="P5" style:family="paragraph" style:parent-style-name="Standard">
      <style:text-properties fo:font-weight="bold" officeooo:rsid="0005d750" officeooo:paragraph-rsid="0005d750" style:font-weight-asian="bold" style:font-weight-complex="bold"/>
    </style:style>
    <style:style style:name="P6" style:family="paragraph" style:parent-style-name="Standard">
      <style:text-properties fo:font-weight="normal" officeooo:rsid="0001e4b5" officeooo:paragraph-rsid="0001e4b5" style:font-weight-asian="normal" style:font-weight-complex="normal"/>
    </style:style>
    <style:style style:name="P7" style:family="paragraph" style:parent-style-name="Standard">
      <style:text-properties fo:font-weight="normal" officeooo:rsid="0003759c" officeooo:paragraph-rsid="0003759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6eb"/>
    </style:style>
    <style:style style:name="T3" style:family="text">
      <style:text-properties officeooo:rsid="00051ca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969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nsammlung für mein Projekt</text:p>
      <text:p text:style-name="P1"/>
      <text:p text:style-name="P1">Das Backend wird die Google Bücher API nutzen.</text:p>
      <text:p text:style-name="P1"/>
      <text:p text:style-name="P1"/>
      <text:p text:style-name="P2">Funktionalitäten der Seite</text:p>
      <text:p text:style-name="P2"/>
      <text:p text:style-name="P2">- kein <text:s/>Login / Registrierung, Besucher wird standardmäßig als eingeloggt gewertet. <text:span text:style-name="T2">Vielleicht einen <text:s/>User in der Datenbank erstellen und alle Operationen auf der Seite mit diesem ausführen. Traffic der Seite wird </text:span><text:span text:style-name="T3">niedrig genug sein.</text:span></text:p>
      <text:p text:style-name="P2">- Büchersuche</text:p>
      <text:p text:style-name="P2">- Featured Bücher / Listen </text:p>
      <text:p text:style-name="P2"/>
      <text:p text:style-name="P2"><text:span text:style-name="T1">Buch</text:span> </text:p>
      <text:p text:style-name="P2"/>
      <text:p text:style-name="P2">- Übersicht</text:p>
      <text:p text:style-name="P2">- Über die Ausgabe, weitere Ausgaben, weitere Bücher dieses Verlags, mehr Bücher von diesem Autor, Ähnliche Bücher, Häufige Begriffe und Wortgruppen</text:p>
      <text:p text:style-name="P2"/>
      <text:p text:style-name="P2"><text:tab/></text:p>
      <text:p text:style-name="P2"/>
      <text:p text:style-name="P3">Ziel</text:p>
      <text:p text:style-name="P3"/>
      <text:p text:style-name="P6">eine Art Empfehlung für den User erstellen, basierend auf bestimmten Kriterien. </text:p>
      <text:p text:style-name="P6">Um die Zielsetzung zu vereinfachen vielleicht basierend auf eine initiale Angabe über die Bücher, die der User mag oder die Kategorien, die er präferiert. </text:p>
      <text:p text:style-name="P6"/>
      <text:p text:style-name="P2"/>
      <text:p text:style-name="P4">Google Book Api Getting Started</text:p>
      <text:p text:style-name="P4"><text:a xlink:type="simple" xlink:href="https://books.google.com/" text:style-name="Internet_20_link" text:visited-style-name="Visited_20_Internet_20_Link">https://books.google.com/</text:a> </text:p>
      <text:p text:style-name="P4"><text:a xlink:type="simple" xlink:href="https://developers.google.com/books/docs/v1/reference" text:style-name="Internet_20_link" text:visited-style-name="Visited_20_Internet_20_Link">https://developers.google.com/books/docs/v1/reference</text:a> </text:p>
      <text:p text:style-name="P4">Voraussetzung</text:p>
      <text:p text:style-name="P7">- Google Account</text:p>
      <text:p text:style-name="P7"/>
      <text:p text:style-name="P7"/>
      <text:p text:style-name="P5">Umsetzung</text:p>
      <text:p text:style-name="P5">- <text:s/><text:span text:style-name="T4">Für den User, den ich einmalig erstellen möchte, muss ich eine Authentifizierung </text:span><text:span text:style-name="T5">(oAuth) </text:span><text:span text:style-name="T4">erstellen, um auf die Google API Sachen wie Collections, To Read, Recently Viewed usw. Zugriff zu kriegen.</text:span></text:p>
      <text:p text:style-name="P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24:05.246249004</meta:creation-date>
    <meta:generator>LibreOffice/7.3.7.2$Linux_X86_64 LibreOffice_project/30$Build-2</meta:generator>
    <dc:date>2023-10-11T19:21:00.260872221</dc:date>
    <meta:editing-duration>PT6H56M51S</meta:editing-duration>
    <meta:editing-cycles>9</meta:editing-cycles>
    <meta:document-statistic meta:table-count="0" meta:image-count="0" meta:object-count="0" meta:page-count="1" meta:paragraph-count="20" meta:word-count="159" meta:character-count="1126" meta:non-whitespace-character-count="976"/>
  </office:meta>
</office:document-meta>
</file>